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94ac6" officeooo:paragraph-rsid="00094ac6"/>
    </style:style>
    <style:style style:name="P2" style:family="paragraph" style:parent-style-name="Heading">
      <style:paragraph-properties fo:break-before="page"/>
    </style:style>
    <style:style style:name="P3" style:family="paragraph" style:parent-style-name="Text_20_body">
      <style:text-properties officeooo:rsid="00094ac6" officeooo:paragraph-rsid="00094ac6"/>
    </style:style>
    <style:style style:name="P4" style:family="paragraph" style:parent-style-name="Text_20_body">
      <style:paragraph-properties fo:text-align="center" style:justify-single-word="false"/>
      <style:text-properties fo:font-style="italic" officeooo:rsid="00094ac6" officeooo:paragraph-rsid="000ae346" style:font-style-asian="italic" style:font-style-complex="italic"/>
    </style:style>
    <style:style style:name="P5" style:family="paragraph" style:parent-style-name="Text_20_body">
      <style:paragraph-properties fo:text-align="start" style:justify-single-word="false"/>
      <style:text-properties fo:font-style="normal" officeooo:rsid="00094ac6" officeooo:paragraph-rsid="00094ac6" style:font-style-asian="normal" style:font-style-complex="normal"/>
    </style:style>
    <style:style style:name="P6" style:family="paragraph" style:parent-style-name="Text_20_body">
      <style:paragraph-properties fo:text-align="start" style:justify-single-word="false"/>
      <style:text-properties fo:font-style="normal" officeooo:rsid="00094ac6" officeooo:paragraph-rsid="000f057e" style:font-style-asian="normal" style:font-style-complex="normal"/>
    </style:style>
    <style:style style:name="P7" style:family="paragraph" style:parent-style-name="Text_20_body">
      <style:paragraph-properties fo:text-align="start" style:justify-single-word="false"/>
      <style:text-properties fo:font-style="normal" officeooo:rsid="000ac8a7" officeooo:paragraph-rsid="000ac8a7" style:font-style-asian="normal" style:font-style-complex="normal"/>
    </style:style>
    <style:style style:name="P8" style:family="paragraph" style:parent-style-name="Text_20_body">
      <style:paragraph-properties fo:text-align="start" style:justify-single-word="false"/>
      <style:text-properties fo:font-style="normal" officeooo:rsid="000ae346" officeooo:paragraph-rsid="000ae346" style:font-style-asian="normal" style:font-style-complex="normal"/>
    </style:style>
    <style:style style:name="P9" style:family="paragraph" style:parent-style-name="Text_20_body">
      <style:paragraph-properties fo:text-align="start" style:justify-single-word="false"/>
      <style:text-properties fo:font-style="normal" officeooo:rsid="000d60e4" officeooo:paragraph-rsid="000d60e4" style:font-style-asian="normal" style:font-style-complex="normal"/>
    </style:style>
    <style:style style:name="P10" style:family="paragraph" style:parent-style-name="Text_20_body">
      <style:paragraph-properties fo:text-align="start" style:justify-single-word="false"/>
      <style:text-properties fo:font-style="normal" officeooo:rsid="000d60e4" officeooo:paragraph-rsid="000f057e" style:font-style-asian="normal" style:font-style-complex="normal"/>
    </style:style>
    <style:style style:name="P11" style:family="paragraph" style:parent-style-name="Text_20_body">
      <style:paragraph-properties fo:text-align="start" style:justify-single-word="false"/>
      <style:text-properties fo:font-style="normal" officeooo:rsid="000d9ba0" officeooo:paragraph-rsid="000d9ba0" style:font-style-asian="normal" style:font-style-complex="normal"/>
    </style:style>
    <style:style style:name="P12" style:family="paragraph" style:parent-style-name="Text_20_body">
      <style:paragraph-properties fo:text-align="start" style:justify-single-word="false"/>
      <style:text-properties fo:font-style="normal" officeooo:rsid="000d9ba0" officeooo:paragraph-rsid="000f057e" style:font-style-asian="normal" style:font-style-complex="normal"/>
    </style:style>
    <style:style style:name="P13" style:family="paragraph" style:parent-style-name="Text_20_body">
      <style:paragraph-properties fo:text-align="start" style:justify-single-word="false"/>
      <style:text-properties fo:font-style="normal" officeooo:rsid="000f057e" officeooo:paragraph-rsid="000f057e" style:font-style-asian="normal" style:font-style-complex="normal"/>
    </style:style>
    <style:style style:name="P14" style:family="paragraph" style:parent-style-name="Text_20_body">
      <style:paragraph-properties fo:text-align="start" style:justify-single-word="false"/>
      <style:text-properties fo:font-style="normal" officeooo:rsid="0014ed2d" officeooo:paragraph-rsid="0014ed2d" style:font-style-asian="normal" style:font-style-complex="normal"/>
    </style:style>
    <style:style style:name="P15" style:family="paragraph" style:parent-style-name="Text_20_body" style:list-style-name="L1">
      <style:paragraph-properties fo:text-align="start" style:justify-single-word="false"/>
      <style:text-properties fo:font-style="normal" officeooo:rsid="0014ed2d" officeooo:paragraph-rsid="0014ed2d" style:font-style-asian="normal" style:font-style-complex="normal"/>
    </style:style>
    <style:style style:name="P16"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094ac6" officeooo:paragraph-rsid="00094ac6"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fo:font-style="normal" style:text-underline-style="none" fo:font-weight="normal" officeooo:rsid="001790a4" officeooo:paragraph-rsid="001790a4"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ize="10pt" fo:font-style="normal" officeooo:rsid="00094ac6" officeooo:paragraph-rsid="001ab78d" style:font-size-asian="10pt" style:font-style-asian="normal" style:font-size-complex="10pt" style:font-style-complex="normal"/>
    </style:style>
    <style:style style:name="P19" style:family="paragraph" style:parent-style-name="Text_20_body">
      <style:paragraph-properties fo:text-align="start" style:justify-single-word="false"/>
      <style:text-properties fo:font-size="10pt" fo:font-style="normal" fo:font-weight="normal" officeooo:rsid="00094ac6" officeooo:paragraph-rsid="001ab78d"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start" style:justify-single-word="false"/>
      <style:text-properties fo:font-size="10pt" fo:font-style="normal" fo:font-weight="normal" officeooo:rsid="000d9ba0" officeooo:paragraph-rsid="001cb3fc" style:font-size-asian="10pt" style:font-style-asian="normal" style:font-weight-asian="normal" style:font-size-complex="10pt" style:font-style-complex="normal" style:font-weight-complex="normal"/>
    </style:style>
    <style:style style:name="P21" style:family="paragraph" style:parent-style-name="Text_20_body">
      <style:paragraph-properties fo:text-align="start" style:justify-single-word="false"/>
      <style:text-properties fo:font-size="10pt" fo:font-style="normal" fo:font-weight="normal" officeooo:rsid="000d9ba0" officeooo:paragraph-rsid="00245ec8" style:font-size-asian="10pt" style:font-style-asian="normal" style:font-weight-asian="normal" style:font-size-complex="10pt" style:font-style-complex="normal" style:font-weight-complex="normal"/>
    </style:style>
    <style:style style:name="P22" style:family="paragraph" style:parent-style-name="Text_20_body">
      <style:paragraph-properties fo:text-align="start" style:justify-single-word="false"/>
      <style:text-properties fo:font-size="10pt" fo:font-style="normal" fo:font-weight="normal" officeooo:rsid="001cb3fc" officeooo:paragraph-rsid="001cb3fc" style:font-size-asian="10pt" style:font-style-asian="normal" style:font-weight-asian="normal" style:font-size-complex="10pt" style:font-style-complex="normal" style:font-weight-complex="normal"/>
    </style:style>
    <style:style style:name="P23" style:family="paragraph" style:parent-style-name="Text_20_body" style:list-style-name="L2">
      <style:paragraph-properties fo:text-align="start" style:justify-single-word="false"/>
      <style:text-properties fo:font-size="10pt" fo:font-style="normal" fo:font-weight="normal" officeooo:rsid="001cb3fc" officeooo:paragraph-rsid="001cb3fc" style:font-size-asian="10pt" style:font-style-asian="normal" style:font-weight-asian="normal" style:font-size-complex="10pt" style:font-style-complex="normal" style:font-weight-complex="normal"/>
    </style:style>
    <style:style style:name="P24" style:family="paragraph" style:parent-style-name="Text_20_body" style:list-style-name="L2">
      <style:paragraph-properties fo:text-align="start" style:justify-single-word="false"/>
      <style:text-properties fo:font-size="10pt" fo:font-style="normal" fo:font-weight="normal" officeooo:rsid="0014ed2d" officeooo:paragraph-rsid="001ff800" style:font-size-asian="10pt" style:font-style-asian="normal" style:font-weight-asian="normal" style:font-size-complex="10pt" style:font-style-complex="normal" style:font-weight-complex="normal"/>
    </style:style>
    <style:style style:name="P25" style:family="paragraph" style:parent-style-name="Text_20_body" style:list-style-name="L3">
      <style:paragraph-properties fo:text-align="start" style:justify-single-word="false"/>
      <style:text-properties fo:font-size="10pt" fo:font-style="normal" fo:font-weight="normal" officeooo:rsid="00213ca1" officeooo:paragraph-rsid="00213ca1" style:font-size-asian="10pt" style:font-style-asian="normal" style:font-weight-asian="normal" style:font-size-complex="10pt" style:font-style-complex="normal" style:font-weight-complex="normal"/>
    </style:style>
    <style:style style:name="P26" style:family="paragraph" style:parent-style-name="Text_20_body" style:list-style-name="L4">
      <style:paragraph-properties fo:text-align="start" style:justify-single-word="false"/>
      <style:text-properties fo:font-size="10pt" fo:font-style="normal" fo:font-weight="normal" officeooo:rsid="00213ca1" officeooo:paragraph-rsid="00213ca1" style:font-size-asian="10pt" style:font-style-asian="normal" style:font-weight-asian="normal" style:font-size-complex="10pt" style:font-style-complex="normal" style:font-weight-complex="normal"/>
    </style:style>
    <style:style style:name="P27" style:family="paragraph" style:parent-style-name="Text_20_body" style:list-style-name="L4">
      <style:paragraph-properties fo:text-align="start" style:justify-single-word="false"/>
      <style:text-properties fo:font-size="10pt" fo:font-style="normal" fo:font-weight="normal" officeooo:rsid="002279ac" officeooo:paragraph-rsid="002279ac" style:font-size-asian="10pt" style:font-style-asian="normal" style:font-weight-asian="normal" style:font-size-complex="10pt" style:font-style-complex="normal" style:font-weight-complex="normal"/>
    </style:style>
    <style:style style:name="P28" style:family="paragraph" style:parent-style-name="Text_20_body" style:list-style-name="L5">
      <style:paragraph-properties fo:text-align="start" style:justify-single-word="false"/>
      <style:text-properties fo:font-size="10pt" fo:font-style="normal" fo:font-weight="normal" officeooo:rsid="002279ac" officeooo:paragraph-rsid="002279ac" style:font-size-asian="10pt" style:font-style-asian="normal" style:font-weight-asian="normal" style:font-size-complex="10pt" style:font-style-complex="normal" style:font-weight-complex="normal"/>
    </style:style>
    <style:style style:name="P29" style:family="paragraph" style:parent-style-name="Text_20_body" style:list-style-name="L5">
      <style:paragraph-properties fo:text-align="start" style:justify-single-word="false"/>
      <style:text-properties fo:font-size="10pt" fo:font-style="normal" fo:font-weight="normal" officeooo:rsid="00245ec8" officeooo:paragraph-rsid="00245ec8" style:font-size-asian="10pt" style:font-style-asian="normal" style:font-weight-asian="normal" style:font-size-complex="10pt" style:font-style-complex="normal" style:font-weight-complex="normal"/>
    </style:style>
    <style:style style:name="P30" style:family="paragraph" style:parent-style-name="Heading_20_1">
      <style:text-properties officeooo:rsid="00094ac6" officeooo:paragraph-rsid="00094ac6"/>
    </style:style>
    <style:style style:name="P31" style:family="paragraph" style:parent-style-name="Heading_20_1">
      <style:paragraph-properties fo:break-before="page"/>
    </style:style>
    <style:style style:name="T1" style:family="text">
      <style:text-properties officeooo:rsid="00094ac6"/>
    </style:style>
    <style:style style:name="T2" style:family="text">
      <style:text-properties officeooo:rsid="000a53ec"/>
    </style:style>
    <style:style style:name="T3" style:family="text">
      <style:text-properties officeooo:rsid="000d9ba0"/>
    </style:style>
    <style:style style:name="T4" style:family="text">
      <style:text-properties officeooo:rsid="000e1d48"/>
    </style:style>
    <style:style style:name="T5" style:family="text">
      <style:text-properties officeooo:rsid="000f057e"/>
    </style:style>
    <style:style style:name="T6" style:family="text">
      <style:text-properties officeooo:rsid="000fa2ad"/>
    </style:style>
    <style:style style:name="T7" style:family="text">
      <style:text-properties officeooo:rsid="0011660d"/>
    </style:style>
    <style:style style:name="T8" style:family="text">
      <style:text-properties officeooo:rsid="0011f79a"/>
    </style:style>
    <style:style style:name="T9" style:family="text">
      <style:text-properties fo:font-weight="bold" style:font-weight-asian="bold" style:font-weight-complex="bold"/>
    </style:style>
    <style:style style:name="T10" style:family="text">
      <style:text-properties officeooo:rsid="0014ed2d"/>
    </style:style>
    <style:style style:name="T11" style:family="text">
      <style:text-properties officeooo:rsid="001cb3fc"/>
    </style:style>
    <style:style style:name="T12" style:family="text">
      <style:text-properties officeooo:rsid="001d8401"/>
    </style:style>
    <style:style style:name="T13" style:family="text">
      <style:text-properties officeooo:rsid="001f2a5d"/>
    </style:style>
    <style:style style:name="T14" style:family="text">
      <style:text-properties officeooo:rsid="00245ec8"/>
    </style:style>
    <style:style style:name="T15" style:family="text">
      <style:text-properties officeooo:rsid="0024c8b3"/>
    </style:style>
    <text:list-style style:name="L1">
      <text:list-level-style-bullet text:level="1"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3cm" fo:text-indent="-0.635cm" fo:margin-left="7.73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SA, The Security Division of EMC</text:p>
      <text:p text:style-name="P3"/>
      <text:p text:style-name="P4">“David, we have an opportunity for you”</text:p>
      <text:h text:style-name="P30" text:outline-level="1">Introduction</text:h>
      <text:p text:style-name="P5">Thankfully, I am not the David in question; however, this opportunity impacts me greatly. <text:span text:style-name="T8">Opportunity, in this context, means restructure. In this paper I will describe and analyse the restructuring “opportunities” that have compromised staff moral and potentially product quality at RSA. </text:span></text:p>
      <text:p text:style-name="P6">RSA is one of the world's leading brands in security software. They provide a <text:span text:style-name="T5">number</text:span> of products ranging from cryptographic toolkits to large enterprise deployments used to secure government, military and financ<text:span text:style-name="T5">ial </text:span>institu<text:span text:style-name="T4">t</text:span>ions. The team in Brisbane is primarily focused on the cryptographic toolkits. These are the building blocks of any security system and implement <text:span text:style-name="T5">the </text:span>complicated maths required to perform encryption and signing – two operations that are fundamental to security.</text:p>
      <text:p text:style-name="P5">Over the past 18 months the Brisbane office has seen 2 new product teams created and 1 product move<text:span text:style-name="T5">d</text:span> from India to Brisbane. These changes, along with downsizing driven by EMC, RSA's parent company, have resulted in almost constant restructure.</text:p>
      <text:p text:style-name="P10">Th<text:span text:style-name="T3">i</text:span>s ser<text:span text:style-name="T3">ies</text:span> of events <text:span text:style-name="T4">has </text:span>resulted in <text:span text:style-name="T3">a </text:span>significant movement of staff <text:span text:style-name="T3">between teams. This movement (or churn) has been exacerbated by customer escalations and recent negative media coverage of RSA (see references). In both cases RSA has reacted quickly resulting in yet more staff movement. </text:span></text:p>
      <text:p text:style-name="P12">As a result of the constant churn, morale has decreased. Projects have been delivered on time; however, there are lingering questions over the quality of the deliveries. Due to the reallocation of staff, other projects often fall behind deadlines, resulting in further reallocation, compounding the issue. </text:p>
      <text:p text:style-name="P12">I believe that the approach taken by the company to meet the challenges described above <text:span text:style-name="T5">is the cause of the drop in </text:span>product quality and morale. I contend that there are alternat<text:span text:style-name="T6">e</text:span> approaches <text:span text:style-name="T7">[finish this off].</text:span> </text:p>
      <text:p text:style-name="P12"><text:span text:style-name="T6">I will</text:span> analys<text:span text:style-name="T6">e</text:span> the <text:span text:style-name="T5">events of the past two years</text:span> using <text:span text:style-name="T6">Bolman and Deal's (2008)</text:span> four <text:span text:style-name="T6">organisational </text:span>frames <text:span text:style-name="T6">(structural, human resources, political and symbolic)</text:span> <text:span text:style-name="T6">in the context of</text:span> current literature relating to the management of software projects. <text:span text:style-name="T6">In doing so, </text:span>I will <text:span text:style-name="T6">demonstrate</text:span> that <text:span text:style-name="T6">RSA's</text:span> current strategy is damaging <text:span text:style-name="T6">to product quality and staff morale </text:span>and that alternat<text:span text:style-name="T6">e strategies exist that would</text:span> <text:span text:style-name="T6">deliver </text:span>high quality products on time <text:span text:style-name="T6">and</text:span> improve staff morale. <text:span text:style-name="T1">In particular, I will discuss the nuances of Software Development and Management and why the current approach is [xxx]. </text:span></text:p>
      <text:p text:style-name="P12"/>
      <text:p text:style-name="P2"><text:span text:style-name="T1">RSA, The Security Division of EMC</text:span></text:p>
      <text:p text:style-name="P18">RSA is one of the world's leading brands in security software. They provide a <text:span text:style-name="T5">number</text:span> of products ranging from cryptographic toolkits to large enterprise deployments used to secure government, military and financ<text:span text:style-name="T5">ial </text:span>institu<text:span text:style-name="T4">t</text:span>ions. </text:p>
      <text:p text:style-name="P19">Over the past 18 months the Brisbane office has seen 2 new product teams created and 1 product move<text:span text:style-name="T5">d</text:span> from India to Brisbane. These changes, along with downsizing driven by EMC, RSA's parent company, have resulted in almost constant restructure <text:span text:style-name="T14">within the office</text:span>.</text:p>
      <text:p text:style-name="P20">As a result of the constant churn, morale has decreased. Projects have been delivered on time; however, there are lingering questions over the quality of the deliveries. Due to the reallocation of staff, other projects often fall behind deadlines, resulting in further reallocation, compounding the issue. </text:p>
      <text:p text:style-name="P21">I believe that the approach taken by the company to meet the challenges described above <text:span text:style-name="T5">is the cause of the drop in </text:span>product quality and morale. I contend <text:span text:style-name="T14">that </text:span>alternat<text:span text:style-name="T6">e</text:span> approaches <text:span text:style-name="T14">could be used to address these challenges and that these approaches would benefit the staff morale, whilst still ensuring high quality on time delivery of projects. </text:span></text:p>
      <text:p text:style-name="P22">Structural:</text:p>
      <text:list xml:id="list2389973659581233197" text:style-name="L2">
        <text:list-item>
          <text:p text:style-name="P23">A<text:span text:style-name="T10">ll staff decisions are made by the General Manager and Engineering Managers. There is very little consultation with the individual engineers, regardless of whether it involves them or not.</text:span></text:p>
        </text:list-item>
        <text:list-item>
          <text:p text:style-name="P24">Communication between products within engineering and other functional groups is almost entirely through product management. This results in a single point of failure.</text:p>
        </text:list-item>
      </text:list>
      <text:p text:style-name="P22">Human Resources</text:p>
      <text:list xml:id="list4359774042613102586" text:style-name="L3">
        <text:list-item>
          <text:p text:style-name="P25">Due to the movement of staff, people may be less invested in their work. There is a feeling that the next change is around the corner, so don't get too attached. As a result intrinsic motivation is suffering. </text:p>
        </text:list-item>
        <text:list-item>
          <text:p text:style-name="P25">At the same time staff are very unhappy with the extrinsic motivation (ie., salary) provided by <text:span text:style-name="T14">RSA</text:span>. A recent staff survey reported that less than 40% off staff felt they were compensated fairly.</text:p>
        </text:list-item>
      </text:list>
      <text:p text:style-name="P22">Political</text:p>
      <text:list xml:id="list6139226370461762628" text:style-name="L5">
        <text:list-item>
          <text:p text:style-name="P28">Much of the power in RSA resides outside of the Brisbane office. In particular, there is <text:span text:style-name="T15">apparent </text:span>pressure from RSA's parent company, EMC, to ensure profitability.</text:p>
        </text:list-item>
        <text:list-item>
          <text:p text:style-name="P28">The drive for profitability ensures that large customers have a lot of power to influence the organisation.</text:p>
        </text:list-item>
        <text:list-item>
          <text:p text:style-name="P28">Product Management is the main point of contact for the customers. They are also responsible for setting the priorities for the engineering development. This combination means that certain customers have enormous ability to drive the engineering schedule.</text:p>
        </text:list-item>
        <text:list-item>
          <text:p text:style-name="P29">There are <text:span text:style-name="T15">a </text:span>number of well respected and extremely experienced technical leaders. However, these are limited and the<text:span text:style-name="T15">ir</text:span> ability <text:span text:style-name="T15">to </text:span>influence direction and change within the company is minimal. Whilst they do a lot of interesting and advanced work, the political input is similar to that of a figurehead. </text:p>
        </text:list-item>
      </text:list>
      <text:p text:style-name="P22">Cultural</text:p>
      <text:list xml:id="list270053607477446848" text:style-name="L4">
        <text:list-item>
          <text:p text:style-name="P26">Ongoing dealings with products developed outside of the Brisbane office have led to the opinion that the staff in Brisbane have a better knowledge of security and generally better development practices. An elitist mindset that is somewhat encourage.</text:p>
        </text:list-item>
        <text:list-item>
          <text:p text:style-name="P26">At the same <text:span text:style-name="T15">time, </text:span>the changes in leadership along with their decisions regarding constant team restructuring <text:span text:style-name="T15">creates the perception that</text:span> management has no clear direction or understanding of the work being done.</text:p>
        </text:list-item>
        <text:list-item>
          <text:p text:style-name="P27">This is compacted by what is seen as a constant focus on shareholder value and return on investment. This focus comes at the cost of quality engineering which often requires longer term thinking. </text:p>
        </text:list-item>
      </text:list>
      <text:h text:style-name="P31" text:outline-level="1"><text:span text:style-name="T9">Notes:</text:span></text:h>
      <text:p text:style-name="P16">Structural:</text:p>
      <text:list xml:id="list8775473359842348996" text:style-name="L1">
        <text:list-item>
          <text:p text:style-name="P15">Specialisation:</text:p>
          <text:list>
            <text:list-item>
              <text:p text:style-name="P15">The natures of products requires specialisation in certain ways - technical skills (such as proficiency in a given language) and se<text:span text:style-name="T12">c</text:span>urity knowledge.</text:p>
            </text:list-item>
            <text:list-item>
              <text:p text:style-name="P15">However, the movements of p<text:span text:style-name="T11">e</text:span>op<text:span text:style-name="T11">l</text:span>e bet<text:span text:style-name="T11">w</text:span>een teams has meant that peoples do not necessarily have the required skills (or depth of skill) to work effectively on the product. </text:p>
            </text:list-item>
            <text:list-item>
              <text:p text:style-name="P15">Whilst this might be an opportunity to upskill workes, often the time spent seconded to another team is not long enough to develop a deep enough understanding for the move to have been useful. </text:p>
            </text:list-item>
            <text:list-item>
              <text:p text:style-name="P15">In software, there is also a sign<text:span text:style-name="T13">i</text:span>ficant "context switch" that occurs when moving between products. As software is complex and abstract, the time taken for a new team member to come on board and be really useful is signficant ( :REF ). In the lead to this, the developer will be able to contribute to the work, however, there is a higher risk of introducing bugs due to insufficient understanding of the implications of the work they do ( :REF ).</text:p>
            </text:list-item>
            <text:list-item>
              <text:p text:style-name="P15">( :comment ) So, from a specialisation point of view, there is an assumption that people are more fungible than they actually are. </text:p>
            </text:list-item>
            <text:list-item>
              <text:p text:style-name="P15">( :recomend ) I would recomend that RSA keep the idea that people's skills are applicable to multiple projects but </text:p>
              <text:list>
                <text:list-item>
                  <text:p text:style-name="P15">a) to consider the skill set required more closely, </text:p>
                </text:list-item>
                <text:list-item>
                  <text:p text:style-name="P15">b) take into account the current work the person is doing and cost of moving them from this task and onto another task and </text:p>
                </text:list-item>
                <text:list-item>
                  <text:p text:style-name="P15">c) increase the period of time for a person is moved to another team. Ideally, the person would move "permenantly" to another team, rather than being seconded. </text:p>
                </text:list-item>
              </text:list>
            </text:list-item>
          </text:list>
        </text:list-item>
      </text:list>
      <text:p text:style-name="P14"/>
      <text:list xml:id="list184434234592937" text:continue-numbering="true" text:style-name="L1">
        <text:list-item>
          <text:p text:style-name="P15">Unit Grouping: </text:p>
          <text:list>
            <text:list-item>
              <text:p text:style-name="P15">Software developers are currently grouped based on Product, with one exception - the continuing engineering team provides support to all teams.</text:p>
            </text:list-item>
            <text:list-item>
              <text:p text:style-name="P15">Each team is responsible to Engineering Management for day to day tasking and line management, and to Product Management for product features and delivery. </text:p>
            </text:list-item>
            <text:list-item>
              <text:p text:style-name="P15">Functions such as Legal, Product Management, Sales, Advertising a split into to separate functional groups and are largely located outside of Brisbane (and Australia).</text:p>
            </text:list-item>
            <text:list-item>
              <text:p text:style-name="P15"><text:soft-page-break/>Communication between products within engineering and other functional groups is almost entirely through product management. This results in a single point of failure.</text:p>
            </text:list-item>
            <text:list-item>
              <text:p text:style-name="P15">( :comment ) This lack of communication between silos often makes it difficult for teams <text:s/>to understand what the priority of tasks is. This particularly troublesome when teams have interdependencies. </text:p>
            </text:list-item>
          </text:list>
        </text:list-item>
      </text:list>
      <text:p text:style-name="P14"/>
      <text:list xml:id="list184433577963677" text:continue-numbering="true" text:style-name="L1">
        <text:list-item>
          <text:p text:style-name="P15">Chain of Command:</text:p>
          <text:list>
            <text:list-item>
              <text:p text:style-name="P15">Engineering projects and deliveries are managemed by a Team Lead reponsible for planning and tasking work to their team members.</text:p>
            </text:list-item>
            <text:list-item>
              <text:p text:style-name="P15">All engineers within a team (including the Team Lead) report to an Engineering Management. An Engineering Manager typically looks after a number of teams. </text:p>
            </text:list-item>
            <text:list-item>
              <text:p text:style-name="P15">Each Engineering Management reports to the General Manager of the office who then reports up to the head of the business unit ( :REF - org chart )</text:p>
            </text:list-item>
            <text:list-item>
              <text:p text:style-name="P15">Team Leads and Engineers agree with Product Management the scope of projects and when they can be delivered. </text:p>
            </text:list-item>
            <text:list-item>
              <text:p text:style-name="P15">Product Managers report directly to the head of Prodcut Management and so on up the chain.</text:p>
            </text:list-item>
          </text:list>
        </text:list-item>
      </text:list>
      <text:p text:style-name="P14"/>
      <text:list xml:id="list184432926335024" text:continue-numbering="true" text:style-name="L1">
        <text:list-item>
          <text:p text:style-name="P15">Span of Control:</text:p>
          <text:list>
            <text:list-item>
              <text:p text:style-name="P15">Typically a Team Lead is resposible for task between 2 - 10 persons. </text:p>
            </text:list-item>
            <text:list-item>
              <text:p text:style-name="P15">An Engineering management is respsonsible for the line management of between 10 and 20 people.</text:p>
            </text:list-item>
            <text:list-item>
              <text:p text:style-name="P15">The General Management is responsible for 3 Engineering Managers. </text:p>
            </text:list-item>
            <text:list-item>
              <text:p text:style-name="P15">further up the chain. </text:p>
            </text:list-item>
          </text:list>
        </text:list-item>
      </text:list>
      <text:p text:style-name="P14"/>
      <text:list xml:id="list184433846045987" text:continue-numbering="true" text:style-name="L1">
        <text:list-item>
          <text:p text:style-name="P15">Centralisation:</text:p>
          <text:list>
            <text:list-item>
              <text:p text:style-name="P15">In the context of the Brisbane, all staff decisions are made by the General Managemer and Engineering Manager. There is very little consultation with the individual engineers regarding their allocation to a team.</text:p>
            </text:list-item>
            <text:list-item>
              <text:p text:style-name="P15">( :comment ) The lack of involvement of staff in decisions relating to their career is, in my view, a contributing factor to a lack of morale. It's also may have a knock on affect on quality as staff feel less invested in a project when they known they may be moved off it at any point. ( :REF - would be great to a reference about motivation and constant change ). <text:s/></text:p>
            </text:list-item>
            <text:list-item>
              <text:p text:style-name="P15"><text:soft-page-break/>Product decisions are made by the Product Manager, however there is consultation with the engineers. </text:p>
            </text:list-item>
            <text:list-item>
              <text:p text:style-name="P15">However, there is very little engagment between customers / sales / marketing and engineers.</text:p>
            </text:list-item>
            <text:list-item>
              <text:p text:style-name="P15">( :comment ) More interaction between customers / sales / marketing and engineering would help engineers better understand customers needs. This would be of general value and has been shown to result in high quality products( :REF - agile development generally ).</text:p>
            </text:list-item>
          </text:list>
        </text:list-item>
      </text:list>
      <text:p text:style-name="P14"/>
      <text:list xml:id="list184434026910491" text:continue-numbering="true" text:style-name="L1">
        <text:list-item>
          <text:p text:style-name="P15">Formalisation:</text:p>
          <text:list>
            <text:list-item>
              <text:p text:style-name="P15">A high degree of formalisation</text:p>
            </text:list-item>
            <text:list-item>
              <text:p text:style-name="P15">In some cases this is required due to the sensitive nature of the work.</text:p>
            </text:list-item>
            <text:list-item>
              <text:p text:style-name="P15">It is driven by outdated tools and lack of willingness to adopt more modern development process.</text:p>
            </text:list-item>
            <text:list-item>
              <text:p text:style-name="P15">( :comment ) Using different process (agile) and better tools could actually resolve some of the restructuring issues. </text:p>
              <text:list>
                <text:list-item>
                  <text:p text:style-name="P15">By providing the correct tool set, developers would work more effectively. These tools would also increase communication between teams. </text:p>
                </text:list-item>
                <text:list-item>
                  <text:p text:style-name="P15">Ultimate an change in process could result in faster turn around and more regular project deliveries.</text:p>
                </text:list-item>
                <text:list-item>
                  <text:p text:style-name="P15">This would meet many of the customer demands whilst stabilising team composition. ( :REF - deliver projects high quality faster with happier customers using Agile ).</text:p>
                </text:list-item>
              </text:list>
            </text:list-item>
          </text:list>
        </text:list-item>
      </text:list>
      <text:p text:style-name="P16">Human Resou<text:span text:style-name="T2">r</text:span>ces:</text:p>
      <text:p text:style-name="P17"/>
      <text:p text:style-name="P7">Political:</text:p>
      <text:p text:style-name="P7">Cultural:</text:p>
      <text:p text:style-name="P8">Search terms:</text:p>
      <text:p text:style-name="P8">IT Management, Mythical Man Month, Fungibility, Software Management, Team Restructuring</text:p>
      <text:p text:style-name="P9"><text:span text:style-name="T5">A statement - to go somewhere</text:span>:</text:p>
      <text:p text:style-name="P12">Quite often the moves are justified as being necessary and accompanied by the promise that “we just need to get through this project”.</text:p>
      <text:p text:style-name="P11"/>
      <text:p text:style-name="P13">Events:</text:p>
      <text:p text:style-name="P10"><text:soft-page-break/>* 3 New Product Teams have been created (April 2012, October 2012, June 2013)</text:p>
      <text:p text:style-name="P10">* 2 Lay-off events (January 2013 and September 2013)</text:p>
      <text:p text:style-name="P10">* 1 Product has been moved from a development site in India to Brisbane (resulting in the creation of 1 of the new teams above) (June 2013)</text:p>
      <text:p text:style-name="P10">* 1 Product has been discontinued (April 2013)</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11:36:34.053492000</meta:creation-date>
    <meta:generator>LibreOffice/4.2.0.4$MacOSX_X86_64 LibreOffice_project/05dceb5d363845f2cf968344d7adab8dcfb2ba71</meta:generator>
    <dc:date>2014-03-10T18:44:32.569104000</dc:date>
    <meta:editing-duration>P3DT6H55M</meta:editing-duration>
    <meta:editing-cycles>18</meta:editing-cycles>
    <meta:document-statistic meta:table-count="0" meta:image-count="0" meta:object-count="0" meta:page-count="6" meta:paragraph-count="85" meta:word-count="1927" meta:character-count="11738" meta:non-whitespace-character-count="9915"/>
  </office:meta>
</office:document-meta>
</file>